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a7f" officeooo:paragraph-rsid="00064a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je é um grande dia que está sendo festejado por toda a galáxia – Hoje um novo ciclo começou </text:h>
      <text:p text:style-name="Standard">03/08/2018 de <text:a xlink:type="simple" xlink:href="http://trabalhadoresdaluz.altervista.org/author/trabalhadoresdaluz/" text:style-name="Internet_20_link" text:visited-style-name="Visited_20_Internet_20_Link">Trabalhadores da Luz </text:a></text:p>
      <text:p text:style-name="Standard"/>
      <text:p text:style-name="P1"><text:a xlink:type="simple" xlink:href="http://trabalhadoresdaluz.altervista.org/hoje-e-um-grande-dia-que-esta-sendo-festejado-por-toda-a-galaxia-hoje-um-novo-ciclo-comecou/" text:style-name="Internet_20_link" text:visited-style-name="Visited_20_Internet_20_Link">http://trabalhadoresdaluz.altervista.org/hoje-e-um-grande-dia-que-esta-sendo-festejado-por-toda-a-galaxia-hoje-um-novo-ciclo-comecou/</text:a> </text:p>
      <text:p text:style-name="Standard"/>
      <text:p text:style-name="Text_20_body">Mensagem canalizada em 3 de agosto 2018 – Irmandade da Rosa</text:p>
      <text:p text:style-name="Text_20_body">Amados irmãos,</text:p>
      <text:p text:style-name="Text_20_body">nós somos a Irmandade da Rosa, para quem ainda não nos conhece, nós somos uma entidade de Seres que vibram em várias dimensões, são elas na 5°, 6°, 7° e 8°  dimensão.</text:p>
      <text:p text:style-name="Text_20_body">Nós trabalhamos ao lado de Saint Germain, de Asthar Sheran, Arcanjo Miguel e tantos outros.</text:p>
      <text:p text:style-name="Text_20_body">Nós da  irmandade, estamos unidos com todos esses Seres maravilhosos no Plano Maior para libertação da galáxia.</text:p>
      <text:p text:style-name="Text_20_body">Hoje, a nossa mensagem é para dizer que uma  parte muito importante do Plano Maior foi completado, além dos efeitos práticos da fisicalidade, como liberação e extinção de muitos  canais financeiros que causavam dor através da dependência das dívidas.</text:p>
      <text:p text:style-name="Text_20_body">Nota dos Trabalhadores da Luz: <text:span text:style-name="Emphasis">Neste momento que edito esta mensagem de muita Luz, não consigo conter meu choro de alegria – Rogério Attorresi – fiz questão de editar pessoalmente)</text:span></text:p>
      <text:p text:style-name="Text_20_body">Hoje abre-se um portal etérico com uma nova linha do tempo. Essa explicação pode não ser compreendida por todos,mas desejamos que mesmo assim continuem lendo até o final, pois a energia desta mensagem facilitará o entendimento em um segundo momento sobre esse assunto.</text:p>
      <text:p text:style-name="Text_20_body">Essa linha do tempo que foi aberta hoje,  é como se fosse uma linha criptada, isso quer dizer que será muito mais difícil de ser  alterada ou adulterada.</text:p>
      <text:p text:style-name="Text_20_body">O que acontecia antes com as linhas do tempo eram de serem facilmente adulteradas por aqueles que desejavam criar fontes de sofrimento nas pessoas através de medos e impulsos  inexplicáveis.</text:p>
      <text:p text:style-name="Text_20_body"><text:bookmark text:name="aswift_2_expand"/><text:bookmark text:name="aswift_2_anchor"/>É um assunto complexo, mas o que acontecia era que quando vocês encarnavam com a consciência que tinham escolhido, no momento do trânsito do não visível para o visível eram agregados alguns códigos no DNA etérico, e se a pessoa chegasse na frequência desses códigos, ela automaticamente era atraída no momento do sono  ou da <text:soft-page-break/>inconsciência, para uma linha do tempo em que era possível ela experienciar as situações que faziam marcas na personalidade dela, desta realidade.</text:p>
      <text:p text:style-name="Text_20_body">Queremos salientar que essa pessoa não teria sido atraída para uma experiência de dor, se ela não tivesse atingido frequências de dor nesta realidade.</text:p>
      <text:p text:style-name="Text_20_body">Com essa nova linha do tempo que foi aberta, que vocês estão a partir de agora, essa violação não será mais possível, então tudo aquilo que vocês experienciarão,  serão provavelmente desta Linha do Tempo desta realidade que vocês enxergam e vivem todos os dias.</text:p>
      <text:p text:style-name="Text_20_body">Isso com certeza ajudará muito no período do despertar da ilusão.</text:p>
      <text:p text:style-name="Text_20_body">Hoje é um  grande dia que está sendo festejado por toda a galáxia, por todos os vossos irmãos que estão trabalhando incessantemente e amorosamente pela libertação da galáxia.</text:p>
      <text:p text:style-name="Text_20_body">Hoje um novo ciclo começou.</text:p>
      <text:p text:style-name="Text_20_body">Nós vos amamos e vos abraçamos neste momento,</text:p>
      <text:p text:style-name="Text_20_body">Amados irmãos, nós somos A Irmandade da Rosa</text:p>
      <text:p text:style-name="Text_20_body">Nota dos Trabalhadores da Luz: <text:span text:style-name="Emphasis">Por favor, compartilhem o máximo que puderem em suas redes sociais, se essa mensagem ressoa com você.</text:span></text:p>
      <text:p text:style-name="Text_20_body">Canalizado por <text:a xlink:type="simple" xlink:href="http://trabalhadoresdaluz.altervista.org/perfil-de-luciana-attorresi/" text:style-name="Internet_20_link" text:visited-style-name="Visited_20_Internet_20_Link">Luciana Attorresi</text:a> – Fonte: <text:a xlink:type="simple" xlink:href="http://trabalhadoresdaluz.com/" text:style-name="Internet_20_link" text:visited-style-name="Visited_20_Internet_20_Link">http://trabalhadoresdaluz.co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09:09.984047401</meta:creation-date>
    <dc:date>2018-08-03T16:10:07.670632767</dc:date>
    <meta:editing-duration>PT58S</meta:editing-duration>
    <meta:editing-cycles>1</meta:editing-cycles>
    <meta:document-statistic meta:table-count="0" meta:image-count="0" meta:object-count="0" meta:page-count="2" meta:paragraph-count="23" meta:word-count="501" meta:character-count="3185" meta:non-whitespace-character-count="2689"/>
    <meta:generator>LibreOffice/5.1.6.2$Linux_X86_64 LibreOffice_project/10m0$Build-2</meta:generator>
  </office:meta>
</office:document-meta>
</file>